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56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836cm"/>
    </style:style>
    <style:style style:name="Tabla1.B" style:family="table-column">
      <style:table-column-properties style:column-width="1.744cm"/>
    </style:style>
    <style:style style:name="Tabla1.C" style:family="table-column">
      <style:table-column-properties style:column-width="8.675cm"/>
    </style:style>
    <style:style style:name="Tabla1.A1" style:family="table-cell">
      <style:table-cell-properties style:vertical-align="middle" fo:background-color="#ffffff" fo:padding-left="0cm" fo:padding-right="0cm" fo:padding-top="0cm" fo:padding-bottom="0.318cm" fo:border-left="none" fo:border-right="none" fo:border-top="none" fo:border-bottom="0.035cm solid #080b0f">
        <style:background-image/>
      </style:table-cell-properties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02cm solid #e9e9e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variant="normal" fo:text-transform="none" fo:color="#222222" style:font-name="Arial1" fo:font-size="12pt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Heading">
      <style:paragraph-properties loext:contextual-spacing="false" fo:margin-left="0cm" fo:margin-right="0cm" fo:margin-top="0cm" fo:margin-bottom="0cm" style:line-height-at-least="0.423cm" fo:text-align="start" style:justify-single-word="false" fo:text-indent="0cm" style:auto-text-indent="false"/>
      <style:text-properties fo:text-transform="uppercase" fo:font-size="12pt" fo:font-weight="normal"/>
    </style:style>
    <style:style style:name="P6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12pt"/>
    </style:style>
    <style:style style:name="P7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Text_20_body" style:list-style-name="L1">
      <style:paragraph-properties fo:margin-left="0.333cm" fo:margin-right="0cm" fo:margin-top="0cm" fo:margin-bottom="0cm" fo:orphans="2" fo:widows="2" fo:text-indent="0cm" style:auto-text-indent="false"/>
    </style:style>
    <style:style style:name="P13" style:family="paragraph" style:parent-style-name="Text_20_body" style:list-style-name="L2">
      <style:paragraph-properties fo:margin-left="0.333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.333cm" fo:margin-right="0cm" fo:orphans="2" fo:widows="2" fo:text-indent="0cm" style:auto-text-indent="false"/>
    </style:style>
    <style:style style:name="P15" style:family="paragraph" style:parent-style-name="Text_20_body" style:list-style-name="L2">
      <style:paragraph-properties fo:margin-left="0.333cm" fo:margin-right="0cm" fo:orphans="2" fo:widows="2" fo:text-indent="0cm" style:auto-text-indent="false"/>
    </style:style>
    <style:style style:name="P16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bold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5" style:family="text">
      <style:text-properties fo:font-variant="normal" fo:text-transform="none" fo:color="#1155cc" style:font-name="Arial1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00192280207573269" text:style-name="Outline">
        <text:list-item>
          <text:h text:style-name="P11" text:outline-level="1">Bloc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/text:p>
      <text:p text:style-name="P1"><text:tab/><text:tab/></text:p>
      <text:p text:style-name="P1"/>
      <text:p text:style-name="P1">Fuente:</text:p>
      <text:p text:style-name="P1"><text:tab/><text:tab/><text:a xlink:type="simple" xlink:href="https://www.didierboelens.com/2018/08/reactive-programming---streams---bloc/" text:style-name="Internet_20_link" text:visited-style-name="Visited_20_Internet_20_Link">Programacion reactiva 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tutorial</text:a></text:p>
      <text:p text:style-name="P1"><text:tab/><text:tab/><text:a xlink:type="simple" xlink:href="https://www.youtube.com/watch?v=FEXbs-mgPu4&amp;feature=youtu.be&amp;fbclid=IwAR1KMuaUoCH7v0gIEiLhvLB72g91CS13X4M5NxchpO_wKHj7eaXnSognuII" text:style-name="Internet_20_link" text:visited-style-name="Visited_20_Internet_20_Link">youtube</text:a></text:p>
      <text:p text:style-name="P1"><text:tab/><text:tab/><text:a xlink:type="simple" xlink:href="https://medium.com/flutter-community/flutter-infinite-list-tutorial-with-flutter-bloc-2fc7a272ec67" text:style-name="Internet_20_link" text:visited-style-name="Visited_20_Internet_20_Link">listas con bloc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login con flutter</text:a></text:p>
      <text:p text:style-name="P1"><text:tab/><text:tab/><text:a xlink:type="simple" xlink:href="https://medium.com/flutter-community/unit-testing-with-bloc-b94de9655d86" text:style-name="Internet_20_link" text:visited-style-name="Visited_20_Internet_20_Link">Pruebas unitarias</text:a></text:p>
      <text:p text:style-name="P1"><text:tab/><text:tab/><text:a xlink:type="simple" xlink:href="https://flutter.io/docs/development/data-and-backend/state-mgmt/options" text:style-name="Internet_20_link" text:visited-style-name="Visited_20_Internet_20_Link">oficial</text:a></text:p>
      <text:p text:style-name="P1"><text:tab/> <text:s text:c="5"/><text:a xlink:type="simple" xlink:href="https://medium.com/@tinoper/flutterxmas-cbae950124a9?fbclid=IwAR2i4UiIsqxSYFyp-p2UNe0Lok_Oi8Aw0Ln1Mvbh7xMwqx0siYdbAOytKRM" text:style-name="Internet_20_link" text:visited-style-name="Visited_20_Internet_20_Link">otro</text:a></text:p>
      <text:p text:style-name="P1"><text:tab/><text:tab/><text:a xlink:type="simple" xlink:href="https://medium.com/comunidad-flutter/anunciando-dash-3c8b68bc5b03?fbclid=IwAR3kGVRBW45PYpyxkQcGq545wmPY9qvTrUe0TwVWc3_SfBHaIED1jPXC0go" text:style-name="Internet_20_link" text:visited-style-name="Visited_20_Internet_20_Link">Dash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x</text:p>
      <text:p text:style-name="P1">max82574971@gmail.com</text:p>
      <text:p text:style-name="P3"/>
      <text:list xml:id="list263673491" text:continue-numbering="true" text:style-name="Outline">
        <text:list-item>
          <text:list>
            <text:list-item>
              <text:h text:style-name="Heading_20_2" text:outline-level="2">Unidades de medida</text:h>
            </text:list-item>
            <text:list-item>
              <text:h text:style-name="Heading_20_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MÉTRICA</text:p>
            </table:table-cell>
            <table:table-cell table:style-name="Tabla1.A1" office:value-type="string">
              <text:p text:style-name="P5">VALOR</text:p>
            </table:table-cell>
            <table:table-cell table:style-name="Tabla1.A1" office:value-type="string">
              <text:p text:style-name="P5">BYTES</text:p>
            </table:table-cell>
          </table:table-row>
        </table:table-header-rows>
        <table:table-row>
          <table:table-cell table:style-name="Tabla1.A2" office:value-type="string">
            <text:p text:style-name="P5">BYTE (B)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</table:table-row>
        <table:table-row>
          <table:table-cell table:style-name="Tabla1.A2" office:value-type="string">
            <text:p text:style-name="P5">KILOBYTE (KB)</text:p>
          </table:table-cell>
          <table:table-cell table:style-name="Tabla1.A2" office:value-type="string">
            <text:p text:style-name="P6">1.024¹</text:p>
          </table:table-cell>
          <table:table-cell table:style-name="Tabla1.A2" office:value-type="string">
            <text:p text:style-name="P6">1.024</text:p>
          </table:table-cell>
        </table:table-row>
        <table:table-row>
          <table:table-cell table:style-name="Tabla1.A2" office:value-type="string">
            <text:p text:style-name="P5">MEGABYTE (MB)</text:p>
          </table:table-cell>
          <table:table-cell table:style-name="Tabla1.A2" office:value-type="string">
            <text:p text:style-name="P6">1.024²</text:p>
          </table:table-cell>
          <table:table-cell table:style-name="Tabla1.A2" office:value-type="string">
            <text:p text:style-name="P6">1.048.576</text:p>
          </table:table-cell>
        </table:table-row>
        <table:table-row>
          <table:table-cell table:style-name="Tabla1.A2" office:value-type="string">
            <text:p text:style-name="P5">GIGABYTE (GB)</text:p>
          </table:table-cell>
          <table:table-cell table:style-name="Tabla1.A2" office:value-type="string">
            <text:p text:style-name="P6">1.024³</text:p>
          </table:table-cell>
          <table:table-cell table:style-name="Tabla1.A2" office:value-type="string">
            <text:p text:style-name="P6">1.073.741.824</text:p>
          </table:table-cell>
        </table:table-row>
        <table:table-row>
          <table:table-cell table:style-name="Tabla1.A2" office:value-type="string">
            <text:p text:style-name="P5">TERABYTE (TB)</text:p>
          </table:table-cell>
          <table:table-cell table:style-name="Tabla1.A2" office:value-type="string">
            <text:p text:style-name="P6">1.024⁴</text:p>
          </table:table-cell>
          <table:table-cell table:style-name="Tabla1.A2" office:value-type="string">
            <text:p text:style-name="P6">1.099.511.627.776</text:p>
          </table:table-cell>
        </table:table-row>
        <table:table-row>
          <table:table-cell table:style-name="Tabla1.A2" office:value-type="string">
            <text:p text:style-name="P5">PETABYTE (PB)</text:p>
          </table:table-cell>
          <table:table-cell table:style-name="Tabla1.A2" office:value-type="string">
            <text:p text:style-name="P6">1.024⁵</text:p>
          </table:table-cell>
          <table:table-cell table:style-name="Tabla1.A2" office:value-type="string">
            <text:p text:style-name="P6">1.125.899.906.842.624</text:p>
          </table:table-cell>
        </table:table-row>
        <table:table-row>
          <table:table-cell table:style-name="Tabla1.A2" office:value-type="string">
            <text:p text:style-name="P5">EXABYTE (EB)</text:p>
          </table:table-cell>
          <table:table-cell table:style-name="Tabla1.A2" office:value-type="string">
            <text:p text:style-name="P6">1.024⁶</text:p>
          </table:table-cell>
          <table:table-cell table:style-name="Tabla1.A2" office:value-type="string">
            <text:p text:style-name="P6">1.152.921.504.606.846.976</text:p>
          </table:table-cell>
        </table:table-row>
        <table:table-row>
          <table:table-cell table:style-name="Tabla1.A2" office:value-type="string">
            <text:p text:style-name="P5">ZETTABYTE (ZB)</text:p>
          </table:table-cell>
          <table:table-cell table:style-name="Tabla1.A2" office:value-type="string">
            <text:p text:style-name="P6">1.024⁷</text:p>
          </table:table-cell>
          <table:table-cell table:style-name="Tabla1.A2" office:value-type="string">
            <text:p text:style-name="P6">1.180.591.620.717.411.303.424</text:p>
          </table:table-cell>
        </table:table-row>
        <table:table-row>
          <table:table-cell table:style-name="Tabla1.A2" office:value-type="string">
            <text:p text:style-name="P5">YOTTABYTE (YB)</text:p>
          </table:table-cell>
          <table:table-cell table:style-name="Tabla1.A2" office:value-type="string">
            <text:p text:style-name="P6">1.024⁸</text:p>
          </table:table-cell>
          <table:table-cell table:style-name="Tabla1.A2" office:value-type="string">
            <text:p text:style-name="P6">1.208.925.819.614.629.174.706.176</text:p>
          </table:table-cell>
        </table:table-row>
      </table:table>
      <text:p text:style-name="P1"/>
      <text:list xml:id="list1801008341" text:continue-numbering="true" text:style-name="Outline">
        <text:list-item>
          <text:list>
            <text:list-item>
              <text:h text:style-name="Heading_20_2" text:outline-level="2">Manifieso reactivo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list xml:id="list1264591587" text:continue-numbering="true" text:style-name="Outline">
        <text:list-item>
          <text:list>
            <text:list-item>
              <text:h text:style-name="Heading_20_2" text:outline-level="2">Reactive Programming - Streams – BloC</text:h>
            </text:list-item>
          </text:list>
        </text:list-item>
      </text:list>
      <text:p text:style-name="Text_20_body"/>
      <text:p text:style-name="P2">Hello Pascal,</text:p>
      <text:p text:style-name="P7"/>
      <text:p text:style-name="P7">this is one of the most common and fundamental problems in every app: state management.</text:p>
      <text:p text:style-name="P7"/>
      <text:p text:style-name="P9">In Flutter there are three main solutions to it:</text:p>
      <text:list xml:id="list3684753803882727398" text:style-name="L1">
        <text:list-item>
          <text:p text:style-name="P12"><text:span text:style-name="T3">ScopedModel</text:span><text:span text:style-name="T4"> (</text:span><text:a xlink:type="simple" xlink:href="https://pub.dartlang.org/packages/scoped_model" office:target-frame-name="_blank" xlink:show="new" text:style-name="Internet_20_link" text:visited-style-name="Visited_20_Internet_20_Link"><text:span text:style-name="T5">https://pub.dartlang.org/packages/scoped_model</text:span></text:a><text:span text:style-name="T4">)</text:span></text:p>
        </text:list-item>
        <text:list-item>
          <text:p text:style-name="P12"><text:span text:style-name="T3">BLoC</text:span><text:span text:style-name="T4"> (</text:span><text:a xlink:type="simple" xlink:href="https://pub.dartlang.org/packages/bloc" office:target-frame-name="_blank" xlink:show="new" text:style-name="Internet_20_link" text:visited-style-name="Visited_20_Internet_20_Link"><text:span text:style-name="T5">https://pub.dartlang.org/packages/bloc</text:span></text:a><text:span text:style-name="T4">)</text:span></text:p>
        </text:list-item>
        <text:list-item>
          <text:p text:style-name="P14"><text:span text:style-name="T3">Redux</text:span><text:span text:style-name="T4"> (</text:span><text:a xlink:type="simple" xlink:href="https://pub.dartlang.org/packages/redux" office:target-frame-name="_blank" xlink:show="new" text:style-name="Internet_20_link" text:visited-style-name="Visited_20_Internet_20_Link"><text:span text:style-name="T5">https://pub.dartlang.org/packages/redux</text:span></text:a><text:span text:style-name="T4">)</text:span></text:p>
        </text:list-item>
      </text:list>
      <text:p text:style-name="P8">There are advantages and disadvantages in any of them but much depends on how big and/or complex is the app. I personally prefer the ScopedModel one for most of my development for its simplicity. But I've used the other two as well.</text:p>
      <text:p text:style-name="P8"/>
      <text:p text:style-name="P8">There are many articles and videos explaining the differences between all of them.</text:p>
      <text:p text:style-name="P8"/>
      <text:p text:style-name="P10">Here are just a few ones that I used to learn and take my decision:</text:p>
      <text:list xml:id="list3650799428850388084" text:style-name="L2">
        <text:list-item>
          <text:p text:style-name="P13"><text:span text:style-name="T3">Reactive Programming - Streams - BLoC</text:span><text:span text:style-name="T4"><text:line-break/></text:span><text:a xlink:type="simple" xlink:href="https://www.didierboelens.com/2018/08/reactive-programming---streams---bloc/" office:target-frame-name="_blank" xlink:show="new" text:style-name="Internet_20_link" text:visited-style-name="Visited_20_Internet_20_Link"><text:span text:style-name="T5">https://www.didierboelens.com/2018/08/reactive-programming---streams---bloc/</text:span></text:a></text:p>
        </text:list-item>
        <text:list-item>
          <text:p text:style-name="P13"><text:span text:style-name="T3">You Might Not Need Redux: The Flutter Edition</text:span><text:span text:style-name="T4"><text:line-break/></text:span><text:a xlink:type="simple" xlink:href="https://proandroiddev.com/you-might-not-need-redux-the-flutter-edition-9c11eba006d7" office:target-frame-name="_blank" xlink:show="new" text:style-name="Internet_20_link" text:visited-style-name="Visited_20_Internet_20_Link"><text:span text:style-name="T5">https://proandroiddev.com/you-might-not-need-redux-the-flutter-edition-9c11eba006d7</text:span></text:a></text:p>
        </text:list-item>
        <text:list-item>
          <text:p text:style-name="P13"><text:span text:style-name="T3">Let me help you to understand and choose a state management solution for your app</text:span><text:span text:style-name="T4"><text:line-break/></text:span><text:a xlink:type="simple" xlink:href="https://medium.com/flutter-community/let-me-help-you-to-understand-and-choose-a-state-management-solution-for-your-app-9ffeac834ee3" office:target-frame-name="_blank" xlink:show="new" text:style-name="Internet_20_link" text:visited-style-name="Visited_20_Internet_20_Link"><text:span text:style-name="T5">https://medium.com/flutter-community/let-me-help-you-to-understand-and-choose-a-state-management-solution-for-your-app-9ffeac834ee3</text:span></text:a></text:p>
        </text:list-item>
        <text:list-item>
          <text:p text:style-name="P13"><text:span text:style-name="T3">Flutter #OneYearChallenge; Scoped Model vs BloC Pattern vs States Rebuilder</text:span><text:span text:style-name="T4"><text:line-break/></text:span><text:a xlink:type="simple" xlink:href="https://medium.com/flutter-community/flutter-oneyearchallenge-scoped-model-vs-bloc-pattern-vs-states-rebuilder-23ba11813a4f" office:target-frame-name="_blank" xlink:show="new" text:style-name="Internet_20_link" text:visited-style-name="Visited_20_Internet_20_Link"><text:span text:style-name="T5">https://medium.com/flutter-community/flutter-oneyearchallenge-scoped-model-vs-bloc-pattern-vs-states-rebuilder-23ba11813a4f</text:span></text:a></text:p>
        </text:list-item>
        <text:list-item>
          <text:p text:style-name="P15"><text:span text:style-name="T3">Flutter app architecture 101: Vanilla, Scoped Model, BLoC</text:span><text:span text:style-name="T4"><text:line-break/></text:span><text:a xlink:type="simple" xlink:href="https://medium.com/flutter-community/flutter-app-architecture-101-vanilla-scoped-model-bloc-7eff7b2baf7e" office:target-frame-name="_blank" xlink:show="new" text:style-name="Internet_20_link" text:visited-style-name="Visited_20_Internet_20_Link"><text:span text:style-name="T5">https://medium.com/flutter-community/flutter-app-architecture-101-vanilla-scoped-model-bloc-7eff7b2baf7e</text:span></text:a></text:p>
        </text:list-item>
      </text:list>
      <text:p text:style-name="P8">Those are just a few but should be more than enough to get you started in the right direction based on your app needs. On Youtube you'll also find a lot of videos about all three of them.</text:p>
      <text:p text:style-name="P8"/>
      <text:p text:style-name="P8"><text:soft-page-break/>My suggestion is to start with the ScopedModel as it's in my experiences the easiest to get started with. But as you'll learn it's also probably a matter of personal preferences.</text:p>
      <text:p text:style-name="P8"/>
      <text:p text:style-name="P8">Hope this helps.</text:p>
      <text:p text:style-name="P8"/>
      <text:p text:style-name="P8">Cheers,</text:p>
      <text:p text:style-name="P8">Andrea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6</meta:editing-cycles>
    <meta:creation-date>2018-10-11T16:19:18.026000000</meta:creation-date>
    <meta:editing-duration>PT13H25M4S</meta:editing-duration>
    <meta:generator>OpenOffice/4.1.6$Unix OpenOffice.org_project/416m1$Build-9790</meta:generator>
    <dc:date>2019-03-27T23:35:32</dc:date>
    <dc:creator>Máximo Meza</dc:creator>
    <meta:document-statistic meta:table-count="1" meta:image-count="0" meta:object-count="0" meta:page-count="5" meta:paragraph-count="71" meta:word-count="327" meta:character-count="2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